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52.25pt"/>
    </style:style>
    <style:style style:name="co3" style:family="table-column">
      <style:table-column-properties fo:break-before="auto" style:column-width="99.01pt"/>
    </style:style>
    <style:style style:name="co4" style:family="table-column">
      <style:table-column-properties fo:break-before="auto" style:column-width="90.74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82.49pt"/>
    </style:style>
    <style:style style:name="co8" style:family="table-column">
      <style:table-column-properties fo:break-before="auto" style:column-width="121.49pt"/>
    </style:style>
    <style:style style:name="co9" style:family="table-column">
      <style:table-column-properties fo:break-before="auto" style:column-width="137.99pt"/>
    </style:style>
    <style:style style:name="co10" style:family="table-column">
      <style:table-column-properties fo:break-before="auto" style:column-width="116.25pt"/>
    </style:style>
    <style:style style:name="co11" style:family="table-column">
      <style:table-column-properties fo:break-before="auto" style:column-width="57.74pt"/>
    </style:style>
    <style:style style:name="co12" style:family="table-column">
      <style:table-column-properties fo:break-before="auto" style:column-width="47.99pt"/>
    </style:style>
    <style:style style:name="co13" style:family="table-column">
      <style:table-column-properties fo:break-before="auto" style:column-width="162.74pt"/>
    </style:style>
    <style:style style:name="co14" style:family="table-column">
      <style:table-column-properties fo:break-before="auto" style:column-width="69.76pt"/>
    </style:style>
    <style:style style:name="co15" style:family="table-column">
      <style:table-column-properties fo:break-before="auto" style:column-width="76.51pt"/>
    </style:style>
    <style:style style:name="co16" style:family="table-column">
      <style:table-column-properties fo:break-before="auto" style:column-width="78.01pt"/>
    </style:style>
    <style:style style:name="co17" style:family="table-column">
      <style:table-column-properties fo:break-before="auto" style:column-width="71.26pt"/>
    </style:style>
    <style:style style:name="co18" style:family="table-column">
      <style:table-column-properties fo:break-before="auto" style:column-width="75.74pt"/>
    </style:style>
    <style:style style:name="co19" style:family="table-column">
      <style:table-column-properties fo:break-before="auto" style:column-width="81.01pt"/>
    </style:style>
    <style:style style:name="co20" style:family="table-column">
      <style:table-column-properties fo:break-before="auto" style:column-width="65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9.99pt" fo:break-before="auto" style:use-optimal-row-height="true"/>
    </style:style>
    <style:style style:name="ro7" style:family="table-row">
      <style:table-row-properties style:row-height="32.2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Currency" style:data-style-name="N124">
      <style:table-cell-properties fo:border="0.06pt solid #000000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24">
      <style:table-cell-properties fo:border="0.06pt solid #000000"/>
    </style:style>
    <style:style style:name="ce12" style:family="table-cell" style:parent-style-name="Percent" style:data-style-name="N1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pt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ackground-color="#f2f2f2" fo:border="0.06pt solid #000000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EXPANDED_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/>
          <table:table-cell office:value-type="string" calcext:value-type="string">
            <text:p>Por cobrador, por cliente o consolidado, por fech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8" table:number-rows-spanned="1">
            <text:p>Reporte de Control de Cobradores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"/>
          <table:table-cell table:style-name="Default"/>
          <table:table-cell table:style-name="ce8" office:value-type="string" calcext:value-type="string">
            <text:p>Desde:</text:p>
          </table:table-cell>
          <table:table-cell table:style-name="ce10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8" office:value-type="string" calcext:value-type="string">
            <text:p>Hasta:</text:p>
          </table:table-cell>
          <table:table-cell table:style-name="ce10" office:value-type="string" calcext:value-type="string">
            <text:p><text:a xlink:href="python://data['form']['date_to']%20and%20time.strftime('%25d/%25m/%25Y',time.strptime(data['form']['date_to'],%20'%25Y-%25m-%25d'))%20or%20''" xlink:type="simple">date to</text:a>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Total debt to collect</text:p>
          </table:table-cell>
          <table:table-cell table:style-name="ce3" office:value-type="string" calcext:value-type="string">
            <text:p>Amount Collected</text:p>
          </table:table-cell>
          <table:table-cell table:style-name="ce3" office:value-type="string" calcext:value-type="string">
            <text:p>Amount Deposited in Bank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Journal Entry Nr.</text:p>
          </table:table-cell>
          <table:table-cell table:style-name="ce3" office:value-type="string" calcext:value-type="string">
            <text:p>Ref # Collecting</text:p>
          </table:table-cell>
          <table:table-cell table:style-name="ce3" office:value-type="string" calcext:value-type="string">
            <text:p>Ref # Bank Deposit</text:p>
          </table:table-cell>
          <table:table-cell table:style-name="ce3" office:value-type="string" calcext:value-type="string">
            <text:p>Balance from total debt</text:p>
          </table:table-cell>
          <table:table-cell table:style-name="ce3" office:value-type="string" calcext:value-type="string">
            <text:p>Percentage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Libro Diario</text:p>
          </table:table-cell>
          <table:table-cell table:style-name="ce4" office:value-type="string" calcext:value-type="string">
            <text:p>Total x Cobrar</text:p>
          </table:table-cell>
          <table:table-cell table:style-name="ce4" office:value-type="string" calcext:value-type="string">
            <text:p>Monto Cobrado</text:p>
          </table:table-cell>
          <table:table-cell table:style-name="ce4" office:value-type="string" calcext:value-type="string">
            <text:p>Monto Depositado</text:p>
          </table:table-cell>
          <table:table-cell table:style-name="ce4" office:value-type="string" calcext:value-type="string">
            <text:p>saldo de cobro</text:p>
          </table:table-cell>
          <table:table-cell table:style-name="ce4" office:value-type="string" calcext:value-type="string">
            <text:p># asiento</text:p>
          </table:table-cell>
          <table:table-cell table:style-name="ce4" office:value-type="string" calcext:value-type="string">
            <text:p># comprobante de Cobro</text:p>
          </table:table-cell>
          <table:table-cell table:style-name="ce4" office:value-type="string" calcext:value-type="string">
            <text:p># Comprobante de Deposito</text:p>
          </table:table-cell>
          <table:table-cell table:style-name="ce4" office:value-type="string" calcext:value-type="string">
            <text:p>Saldo de deuda total</text:p>
          </table:table-cell>
          <table:table-cell table:style-name="ce4" office:value-type="string" calcext:value-type="string">
            <text:p>%</text:p>
          </table:table-cell>
          <table:table-cell table:style-name="ce13"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aja Cobros - Elizabeth Condori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 table:style-name="ce9" office:value-type="currency" office:currency="USD" office:value="34555" calcext:value-type="currency">
            <text:p>$34,555.00 </text:p>
          </table:table-cell>
          <table:table-cell table:style-name="ce9" office:value-type="currency" office:currency="USD" office:value="14000" calcext:value-type="currency">
            <text:p>$14,000.00 </text:p>
          </table:table-cell>
          <table:table-cell table:style-name="ce9" office:value-type="currency" office:currency="USD" office:value="13889" calcext:value-type="currency">
            <text:p>$13,889.00 </text:p>
          </table:table-cell>
          <table:table-cell table:style-name="ce9" table:formula="of:=[.D9]-[.E9]" office:value-type="currency" office:currency="USD" office:value="111" calcext:value-type="currency">
            <text:p>$111.00 </text:p>
          </table:table-cell>
          <table:table-cell table:style-name="ce6" office:value-type="string" calcext:value-type="string">
            <text:p>BNK/2015/244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office:value-type="float" office:value="123765456" calcext:value-type="float">
            <text:p>123765456</text:p>
          </table:table-cell>
          <table:table-cell table:style-name="ce11" table:formula="of:=[.C9]-[.D9]" office:value-type="currency" office:currency="USD" office:value="20555" calcext:value-type="currency">
            <text:p>$20,555.00 </text:p>
          </table:table-cell>
          <table:table-cell table:style-name="ce12" table:formula="of:=[.J9]/[.C9]" office:value-type="percentage" office:value="0.594848791781218" calcext:value-type="percentage">
            <text:p>59%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6"/>
          <table:table-cell table:style-name="ce9" office:value-type="currency" office:currency="USD" office:value="55456" calcext:value-type="currency">
            <text:p>$55,456.00 </text:p>
          </table:table-cell>
          <table:table-cell table:number-columns-repeated="2" table:style-name="ce9" office:value-type="currency" office:currency="USD" office:value="28000" calcext:value-type="currency">
            <text:p>$28,000.00 </text:p>
          </table:table-cell>
          <table:table-cell table:style-name="ce9" table:formula="of:=[.D10]-[.E10]" office:value-type="currency" office:currency="USD" office:value="0" calcext:value-type="currency">
            <text:p>$-00 </text:p>
          </table:table-cell>
          <table:table-cell table:style-name="ce6" office:value-type="string" calcext:value-type="string">
            <text:p>BNK/2015/258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25655567" calcext:value-type="float">
            <text:p>125655567</text:p>
          </table:table-cell>
          <table:table-cell table:style-name="ce11" table:formula="of:=[.C10]-[.D10]" office:value-type="currency" office:currency="USD" office:value="27456" calcext:value-type="currency">
            <text:p>$27,456.00 </text:p>
          </table:table-cell>
          <table:table-cell table:style-name="ce12" table:formula="of:=[.J10]/[.C10]" office:value-type="percentage" office:value="0.495095210617427" calcext:value-type="percentage">
            <text:p>50%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6"/>
          <table:table-cell table:style-name="ce9" office:value-type="currency" office:currency="USD" office:value="42875" calcext:value-type="currency">
            <text:p>$42,875.00 </text:p>
          </table:table-cell>
          <table:table-cell table:style-name="ce9" office:value-type="currency" office:currency="USD" office:value="21000" calcext:value-type="currency">
            <text:p>$21,000.00 </text:p>
          </table:table-cell>
          <table:table-cell table:style-name="ce9" office:value-type="currency" office:currency="USD" office:value="20980" calcext:value-type="currency">
            <text:p>$20,980.00 </text:p>
          </table:table-cell>
          <table:table-cell table:style-name="ce9" table:formula="of:=[.D11]-[.E11]" office:value-type="currency" office:currency="USD" office:value="20" calcext:value-type="currency">
            <text:p>$20.00 </text:p>
          </table:table-cell>
          <table:table-cell table:style-name="ce6" office:value-type="string" calcext:value-type="string">
            <text:p>BNK/2015/267</text:p>
          </table:table-cell>
          <table:table-cell table:style-name="ce5" office:value-type="float" office:value="2379" calcext:value-type="float">
            <text:p>2379</text:p>
          </table:table-cell>
          <table:table-cell table:style-name="ce5" office:value-type="float" office:value="127856543" calcext:value-type="float">
            <text:p>127856543</text:p>
          </table:table-cell>
          <table:table-cell table:style-name="ce11" table:formula="of:=[.C11]-[.D11]" office:value-type="currency" office:currency="USD" office:value="21875" calcext:value-type="currency">
            <text:p>$21,875.00 </text:p>
          </table:table-cell>
          <table:table-cell table:style-name="ce12" table:formula="of:=[.J11]/[.C11]" office:value-type="percentage" office:value="0.510204081632653" calcext:value-type="percentage">
            <text:p>51%</text:p>
          </table:table-cell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Caja Cobros - Daniel Nina</text:p>
          </table:table-cell>
          <table:table-cell table:style-name="ce9" table:number-columns-repeated="4"/>
          <table:table-cell table:style-name="ce6" table:number-columns-repeated="5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ournal: This is the journal opened for every Collector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tal sum of debt from clients not collected yet(journals are defined in their client forms, therefore is the total debt from all those clients belonging to that specific journal collector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unt collected by collector (journal)</text:p>
          </table:table-cell>
          <table:table-cell table:number-columns-repeated="5"/>
          <table:table-cell office:value-type="string" calcext:value-type="string">
            <text:p>Tong payment</text:p>
          </table:table-cell>
          <table:table-cell table:number-columns-repeated="101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Sum of deposits done by collector (journal) which are registered as a journal entry daily. </text:p>
          </table:table-cell>
          <table:table-cell table:number-columns-repeated="5"/>
          <table:table-cell office:value-type="string" calcext:value-type="string">
            <text:p>Tong nhieu dong deposit</text:p>
          </table:table-cell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alance = 3-4</text:p>
          </table:table-cell>
          <table:table-cell table:number-columns-repeated="102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Journal Entry Nr. For the collections and deposits if type report is complete. If it is consolidated, it will not show anything.</text:p>
          </table:table-cell>
          <table:table-cell table:number-columns-repeated="102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Ref # Collecting, is the reference introduced in the collection report manually. It is not showed if it is a consolidated report.</text:p>
          </table:table-cell>
          <table:table-cell table:number-columns-repeated="102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Ref # bank deposit it is manually introduced when the journal entry is registered. It is not showed if it is a consolidated report.</text:p>
          </table:table-cell>
          <table:table-cell table:number-columns-repeated="5"/>
          <table:table-cell office:value-type="string" calcext:value-type="string">
            <text:p>deposit cua 1 nay</text:p>
          </table:table-cell>
          <table:table-cell table:number-columns-repeated="1016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Balance = 2-4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ercentage = ((2-4)/2)*100</text:p>
          </table:table-cell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SOLIDATED_REPORT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 cobrador, por cliente o consolidado, por fech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8" table:number-rows-spanned="1">
            <text:p>Reporte de Control de Cobradore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8" office:value-type="string" calcext:value-type="string">
            <text:p>From</text:p>
          </table:table-cell>
          <table:table-cell table:style-name="ce8"/>
          <table:table-cell table:style-name="ce8" office:value-type="string" calcext:value-type="string">
            <text:p>To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8" office:value-type="string" calcext:value-type="string">
            <text:p>Desde:</text:p>
          </table:table-cell>
          <table:table-cell table:style-name="ce16" office:value-type="string" calcext:value-type="string">
            <text:p>15/10/2015</text:p>
          </table:table-cell>
          <table:table-cell table:style-name="ce8" office:value-type="string" calcext:value-type="string">
            <text:p>Hasta:</text:p>
          </table:table-cell>
          <table:table-cell table:style-name="ce17" office:value-type="string" calcext:value-type="string">
            <text:p>18/10/2015</text:p>
          </table:table-cell>
          <table:table-cell table:style-name="ce18" office:value-type="string" calcext:value-type="string">
            <text:p>Will be consolidated for 3 days.</text:p>
          </table:table-cell>
          <table:table-cell table:style-name="ce19" table:number-columns-repeated="2"/>
          <table:table-cell table:style-name="ce22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14"/>
          <table:table-cell table:style-name="ce14" office:value-type="string" calcext:value-type="string">
            <text:p>Journal</text:p>
          </table:table-cell>
          <table:table-cell table:style-name="ce14" office:value-type="string" calcext:value-type="string">
            <text:p>Total debt to collect</text:p>
          </table:table-cell>
          <table:table-cell table:style-name="ce14" office:value-type="string" calcext:value-type="string">
            <text:p>Amount Collected</text:p>
          </table:table-cell>
          <table:table-cell table:style-name="ce14" office:value-type="string" calcext:value-type="string">
            <text:p>Amount Deposited in Bank</text:p>
          </table:table-cell>
          <table:table-cell table:style-name="ce14" office:value-type="string" calcext:value-type="string">
            <text:p>Balance</text:p>
          </table:table-cell>
          <table:table-cell table:style-name="ce14" office:value-type="string" calcext:value-type="string">
            <text:p>Journal Entry Nr.</text:p>
          </table:table-cell>
          <table:table-cell table:style-name="ce14" office:value-type="string" calcext:value-type="string">
            <text:p>Ref # Collecting</text:p>
          </table:table-cell>
          <table:table-cell table:style-name="ce14" office:value-type="string" calcext:value-type="string">
            <text:p>Ref # Bank Deposit</text:p>
          </table:table-cell>
          <table:table-cell table:style-name="ce14" office:value-type="string" calcext:value-type="string">
            <text:p>Balance from total debt</text:p>
          </table:table-cell>
          <table:table-cell table:style-name="ce14" office:value-type="string" calcext:value-type="string">
            <text:p>Percentage</text:p>
          </table:table-cell>
          <table:table-cell table:style-name="ce23" table:number-columns-repeated="1013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3"/>
        </table:table-row>
        <table:table-row table:style-name="ro7">
          <table:table-cell table:style-name="ce15" office:value-type="string" calcext:value-type="string">
            <text:p>Nr.</text:p>
          </table:table-cell>
          <table:table-cell table:style-name="ce15" office:value-type="string" calcext:value-type="string">
            <text:p>Libro Diario</text:p>
          </table:table-cell>
          <table:table-cell table:style-name="ce15" office:value-type="string" calcext:value-type="string">
            <text:p>Total x Cobrar</text:p>
          </table:table-cell>
          <table:table-cell table:style-name="ce15" office:value-type="string" calcext:value-type="string">
            <text:p>Monto Cobrado</text:p>
          </table:table-cell>
          <table:table-cell table:style-name="ce15" office:value-type="string" calcext:value-type="string">
            <text:p>Monto Depositado</text:p>
          </table:table-cell>
          <table:table-cell table:style-name="ce15" office:value-type="string" calcext:value-type="string">
            <text:p>saldo de cobro</text:p>
          </table:table-cell>
          <table:table-cell table:style-name="ce15" office:value-type="string" calcext:value-type="string">
            <text:p># asiento</text:p>
          </table:table-cell>
          <table:table-cell table:style-name="ce15" office:value-type="string" calcext:value-type="string">
            <text:p># comprobante de Cobro</text:p>
          </table:table-cell>
          <table:table-cell table:style-name="ce15" office:value-type="string" calcext:value-type="string">
            <text:p># Comprobante de Deposito</text:p>
          </table:table-cell>
          <table:table-cell table:style-name="ce15" office:value-type="string" calcext:value-type="string">
            <text:p>Saldo de deuda total</text:p>
          </table:table-cell>
          <table:table-cell table:style-name="ce15" office:value-type="string" calcext:value-type="string">
            <text:p>%</text:p>
          </table:table-cell>
          <table:table-cell table:style-name="ce23"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aja Cobros - Elizabeth Condori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 table:style-name="ce11" table:formula="of:=SUM([.C12:.C14])" office:value-type="currency" office:currency="USD" office:value="132886" calcext:value-type="currency">
            <text:p>$132,886.00 </text:p>
          </table:table-cell>
          <table:table-cell table:style-name="ce11" table:formula="of:=SUM([.D12:.D14])" office:value-type="currency" office:currency="USD" office:value="63000" calcext:value-type="currency">
            <text:p>$63,000.00 </text:p>
          </table:table-cell>
          <table:table-cell table:style-name="ce11" table:formula="of:=SUM([.E12:.E14])" office:value-type="currency" office:currency="USD" office:value="62869" calcext:value-type="currency">
            <text:p>$62,869.00 </text:p>
          </table:table-cell>
          <table:table-cell table:style-name="ce11" table:formula="of:=SUM([.F12:.F14])" office:value-type="currency" office:currency="USD" office:value="131" calcext:value-type="currency">
            <text:p>$131.00 </text:p>
          </table:table-cell>
          <table:table-cell table:style-name="ce20" table:number-columns-repeated="3"/>
          <table:table-cell table:style-name="ce11" table:formula="of:=SUM([.J12:.J14])" office:value-type="currency" office:currency="USD" office:value="69886" calcext:value-type="currency">
            <text:p>$69,886.00 </text:p>
          </table:table-cell>
          <table:table-cell table:style-name="ce12" table:formula="of:=[.J11]/[.C11]" office:value-type="percentage" office:value="0.525909426124648" calcext:value-type="percentage">
            <text:p>53%</text:p>
          </table:table-cell>
          <table:table-cell table:number-columns-repeated="1013"/>
        </table:table-row>
        <table:table-row table:style-name="ro1" table:visibility="collapse">
          <table:table-cell table:style-name="ce5"/>
          <table:table-cell table:style-name="ce6"/>
          <table:table-cell table:style-name="ce9" office:value-type="currency" office:currency="USD" office:value="34555" calcext:value-type="currency">
            <text:p>$34,555.00 </text:p>
          </table:table-cell>
          <table:table-cell table:style-name="ce9" office:value-type="currency" office:currency="USD" office:value="14000" calcext:value-type="currency">
            <text:p>$14,000.00 </text:p>
          </table:table-cell>
          <table:table-cell table:style-name="ce9" office:value-type="currency" office:currency="USD" office:value="13889" calcext:value-type="currency">
            <text:p>$13,889.00 </text:p>
          </table:table-cell>
          <table:table-cell table:style-name="ce9" table:formula="of:=[.D12]-[.E12]" office:value-type="currency" office:currency="USD" office:value="111" calcext:value-type="currency">
            <text:p>$111.00 </text:p>
          </table:table-cell>
          <table:table-cell table:style-name="ce6" office:value-type="string" calcext:value-type="string">
            <text:p>BNK/2015/244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office:value-type="float" office:value="123765456" calcext:value-type="float">
            <text:p>123765456</text:p>
          </table:table-cell>
          <table:table-cell table:style-name="ce11" table:formula="of:=[.C12]-[.D12]" office:value-type="currency" office:currency="USD" office:value="20555" calcext:value-type="currency">
            <text:p>$20,555.00 </text:p>
          </table:table-cell>
          <table:table-cell table:style-name="ce12" table:formula="of:=[.J12]/[.C12]" office:value-type="percentage" office:value="0.594848791781218" calcext:value-type="percentage">
            <text:p>59%</text:p>
          </table:table-cell>
          <table:table-cell table:number-columns-repeated="1013"/>
        </table:table-row>
        <table:table-row table:style-name="ro1" table:visibility="collapse">
          <table:table-cell table:style-name="ce5"/>
          <table:table-cell table:style-name="ce6"/>
          <table:table-cell table:style-name="ce9" office:value-type="currency" office:currency="USD" office:value="55456" calcext:value-type="currency">
            <text:p>$55,456.00 </text:p>
          </table:table-cell>
          <table:table-cell table:number-columns-repeated="2" table:style-name="ce9" office:value-type="currency" office:currency="USD" office:value="28000" calcext:value-type="currency">
            <text:p>$28,000.00 </text:p>
          </table:table-cell>
          <table:table-cell table:style-name="ce9" table:formula="of:=[.D13]-[.E13]" office:value-type="currency" office:currency="USD" office:value="0" calcext:value-type="currency">
            <text:p>$-00 </text:p>
          </table:table-cell>
          <table:table-cell table:style-name="ce6" office:value-type="string" calcext:value-type="string">
            <text:p>BNK/2015/258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25655567" calcext:value-type="float">
            <text:p>125655567</text:p>
          </table:table-cell>
          <table:table-cell table:style-name="ce11" table:formula="of:=[.C13]-[.D13]" office:value-type="currency" office:currency="USD" office:value="27456" calcext:value-type="currency">
            <text:p>$27,456.00 </text:p>
          </table:table-cell>
          <table:table-cell table:style-name="ce12" table:formula="of:=[.J13]/[.C13]" office:value-type="percentage" office:value="0.495095210617427" calcext:value-type="percentage">
            <text:p>50%</text:p>
          </table:table-cell>
          <table:table-cell table:number-columns-repeated="1013"/>
        </table:table-row>
        <table:table-row table:style-name="ro1" table:visibility="collapse">
          <table:table-cell table:style-name="ce5"/>
          <table:table-cell table:style-name="ce6"/>
          <table:table-cell table:style-name="ce9" office:value-type="currency" office:currency="USD" office:value="42875" calcext:value-type="currency">
            <text:p>$42,875.00 </text:p>
          </table:table-cell>
          <table:table-cell table:style-name="ce9" office:value-type="currency" office:currency="USD" office:value="21000" calcext:value-type="currency">
            <text:p>$21,000.00 </text:p>
          </table:table-cell>
          <table:table-cell table:style-name="ce9" office:value-type="currency" office:currency="USD" office:value="20980" calcext:value-type="currency">
            <text:p>$20,980.00 </text:p>
          </table:table-cell>
          <table:table-cell table:style-name="ce9" table:formula="of:=[.D14]-[.E14]" office:value-type="currency" office:currency="USD" office:value="20" calcext:value-type="currency">
            <text:p>$20.00 </text:p>
          </table:table-cell>
          <table:table-cell table:style-name="ce6" office:value-type="string" calcext:value-type="string">
            <text:p>BNK/2015/267</text:p>
          </table:table-cell>
          <table:table-cell table:style-name="ce5" office:value-type="float" office:value="2379" calcext:value-type="float">
            <text:p>2379</text:p>
          </table:table-cell>
          <table:table-cell table:style-name="ce5" office:value-type="float" office:value="127856543" calcext:value-type="float">
            <text:p>127856543</text:p>
          </table:table-cell>
          <table:table-cell table:style-name="ce11" table:formula="of:=[.C14]-[.D14]" office:value-type="currency" office:currency="USD" office:value="21875" calcext:value-type="currency">
            <text:p>$21,875.00 </text:p>
          </table:table-cell>
          <table:table-cell table:style-name="ce12" table:formula="of:=[.J14]/[.C14]" office:value-type="percentage" office:value="0.510204081632653" calcext:value-type="percentage">
            <text:p>51%</text:p>
          </table:table-cell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Caja Cobros - Daniel Nina</text:p>
          </table:table-cell>
          <table:table-cell table:style-name="ce9" table:number-columns-repeated="4"/>
          <table:table-cell table:style-name="ce6" table:number-columns-repeated="5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1" office:value-type="string" calcext:value-type="string" table:number-columns-spanned="3" table:number-rows-spanned="2">
            <text:p>In a consolidated form, it is just the sum total of $ and therefore boxes 6, 7 and 8 are left blank.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covered-table-cell table:number-columns-repeated="3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3" loext:min-decimal-places="3" number:min-integer-digits="1" number:grouping="true"/>
      <number:text> </number:text>
    </number:number-style>
    <number:number-style style:name="N131P1" style:volatile="true">
      <number:text>(</number:text>
      <number:number number:decimal-places="3" loext:min-decimal-places="3" number:min-integer-digits="1" number:grouping="true"/>
      <number:text>)</number:text>
    </number:number-style>
    <number:number-style style:name="N131P2" style:volatile="true"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1" loext:min-decimal-places="1" number:min-integer-digits="1" number:grouping="true"/>
      <number:text> </number:text>
    </number:number-style>
    <number:number-style style:name="N132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32P2" style:volatile="true"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4" loext:min-decimal-places="4" number:min-integer-digits="1" number:grouping="true"/>
      <number:text> </number:text>
    </number:number-style>
    <number:number-style style:name="N133P1" style:volatile="true">
      <number:text>(</number:text>
      <number:number number:decimal-places="4" loext:min-decimal-places="4" number:min-integer-digits="1" number:grouping="true"/>
      <number:text>)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P0" style:volatile="true">
      <number:day/>
      <number:text>/</number:text>
      <number:month/>
      <number:text>/</number:text>
      <number:year number:style="long"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4" loext:min-decimal-places="4" number:min-integer-digits="1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0P0"/>
    </number:currency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2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n" number:country="US">
      <number:minutes number:style="long"/>
      <number:text>:</number:text>
      <number:seconds number:style="long"/>
    </number:time-style>
    <number:time-style style:name="N1014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n" number:country="US">
      <number:minutes number:style="long"/>
      <number:text>:</number:text>
      <number:seconds number:style="long" number:decimal-places="1"/>
    </number:time-style>
    <number:number-style style:name="N10143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4P0" style:volatile="true" number:language="en" number:country="US">
      <number:number number:decimal-places="4" loext:min-decimal-places="4" number:min-integer-digits="1" number:grouping="true"/>
    </number:number-style>
    <number:number-style style:name="N10144" number:language="en" number:country="US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10144P0"/>
    </number:number-style>
    <number:currency-style style:name="N10145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1014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fill-character> </loext:fill-character>
      <number:text>- </number:text>
    </number:number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" style:family="table-cell" style:parent-style-name="Default" style:data-style-name="N124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DHRIM</meta:initial-creator>
    <meta:creation-date>2015-10-12T15:01:55Z</meta:creation-date>
    <dc:date>2016-02-24T15:46:02.548306833</dc:date>
    <meta:editing-duration>PT1H5M7S</meta:editing-duration>
    <meta:editing-cycles>5</meta:editing-cycles>
    <meta:document-statistic meta:table-count="3" meta:cell-count="169" meta:object-count="0"/>
  </office:meta>
</office:document-meta>
</file>